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82ed01" officeooo:paragraph-rsid="00945839"/>
    </style:style>
    <style:style style:name="P3" style:family="paragraph" style:parent-style-name="Standard">
      <style:text-properties officeooo:rsid="00a71231" officeooo:paragraph-rsid="00a71231"/>
    </style:style>
    <style:style style:name="T1" style:family="text">
      <style:text-properties officeooo:rsid="00a712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2"/>
      <text:p text:style-name="P2"><draw:frame draw:style-name="fr1" draw:name="Object1" text:anchor-type="as-char" svg:y="-0.2516in" svg:width="3.7543in" svg:height="0.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">1.29</text:span></text:p>
      <text:p text:style-name="P2"/>
      <text:p text:style-name="P3">The middle expression here is <draw:frame draw:style-name="fr1" draw:name="Object2" text:anchor-type="as-char" svg:y="-0.1953in" svg:width="0.961in" svg:height="0.3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>This is not of the form <draw:frame draw:style-name="fr1" draw:name="Object3" text:anchor-type="as-char" svg:y="-0.1819in" svg:width="0.552in" svg:height="0.250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because there is a partial derivative with respect to time which is integrated with respect to distance. <text:s/>If the partial derivative was with respect to distance, it’s fair game for integration-by-par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7T22:05:51.752000000</dc:date>
    <meta:editing-duration>PT20H49M52S</meta:editing-duration>
    <meta:editing-cycles>148</meta:editing-cycles>
    <meta:generator>LibreOffice/7.1.5.2$Windows_X86_64 LibreOffice_project/85f04e9f809797b8199d13c421bd8a2b025d52b5</meta:generator>
    <meta:print-date>2021-12-06T22:00:19.959000000</meta:print-date>
    <meta:document-statistic meta:table-count="0" meta:image-count="0" meta:object-count="3" meta:page-count="1" meta:paragraph-count="4" meta:word-count="44" meta:character-count="262" meta:non-whitespace-character-count="220"/>
  </office:meta>
</office:document-meta>
</file>

<file path=Object 1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  <mrow>
            <mi>d</mi>
            <mi>t</mi>
          </mrow>
        </mfrac>
        <mo stretchy="false">=</mo>
        <mrow>
          <mo stretchy="false">∫</mo>
          <mi>x</mi>
        </mrow>
      </mrow>
      <mfrac>
        <mo stretchy="false">∂</mo>
        <mrow>
          <mo stretchy="false">∂</mo>
          <mi>t</mi>
        </mrow>
      </mfrac>
      <msup>
        <mrow>
          <mo fence="true" form="prefix" stretchy="true">|</mo>
          <mrow>
            <mi>ψ</mi>
          </mrow>
          <mo fence="true" form="postfix" stretchy="true">|</mo>
        </mrow>
        <mn>2</mn>
      </msup>
      <mrow>
        <mi mathvariant="italic">dx</mi>
        <mo stretchy="false">=</mo>
        <mfrac>
          <mi mathvariant="italic">ih</mi>
          <mrow>
            <mn>2</mn>
            <mi>m</mi>
          </mrow>
        </mfrac>
      </mrow>
      <mrow>
        <mo stretchy="false">∫</mo>
        <mi>x</mi>
      </mrow>
      <mfrac>
        <mo stretchy="false">∂</mo>
        <mrow>
          <mo stretchy="false">∂</mo>
          <mi>t</mi>
        </mrow>
      </mfrac>
      <mrow>
        <mo fence="true" form="prefix" stretchy="false">(</mo>
        <mrow>
          <mrow>
            <mi>ψ</mi>
            <mtext>*</mtext>
            <mrow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o stretchy="false">−</mo>
              <mfrac>
                <mrow>
                  <mo stretchy="false">∂</mo>
                  <mi>ψ</mi>
                  <mtext>*</mtext>
                </mrow>
                <mrow>
                  <mo stretchy="false">∂</mo>
                  <mi>x</mi>
                </mrow>
              </mfrac>
            </mrow>
            <mi>ψ</mi>
          </mrow>
        </mrow>
        <mo fence="true" form="postfix" stretchy="false">)</mo>
      </mrow>
      <mi mathvariant="italic">dx</mi>
    </mrow>
    <annotation encoding="StarMath 5.0">{d langle x rangle} over {d t} = int x {partial } over {partial t}  {abs {ψ}}^2 dx  = {ih} over {2m} int x {partial } over {partial t}  ( ψ "*" {partial ψ} over {partial x}  - {partial ψ "*"} over {partial x}  ψ ) dx</annotation>
  </semantics>
</math>
</file>

<file path=Object 2/content.xml><?xml version="1.0" encoding="utf-8"?>
<math xmlns="http://www.w3.org/1998/Math/MathML" display="block">
  <semantics>
    <mrow>
      <mrow>
        <mo stretchy="false">∫</mo>
        <mi>x</mi>
      </mrow>
      <mfrac>
        <mo stretchy="false">∂</mo>
        <mrow>
          <mo stretchy="false">∂</mo>
          <mi>t</mi>
        </mrow>
      </mfrac>
      <msup>
        <mrow>
          <mo fence="true" form="prefix" stretchy="true">|</mo>
          <mrow>
            <mi>ψ</mi>
          </mrow>
          <mo fence="true" form="postfix" stretchy="true">|</mo>
        </mrow>
        <mn>2</mn>
      </msup>
      <mi mathvariant="italic">dx</mi>
    </mrow>
    <annotation encoding="StarMath 5.0">int x {partial } over {partial t}  {abs {ψ}}^2 dx  </annotation>
  </semantics>
</math>
</file>

<file path=Object 3/content.xml><?xml version="1.0" encoding="utf-8"?>
<math xmlns="http://www.w3.org/1998/Math/MathML" display="block">
  <semantics>
    <mrow>
      <mrow>
        <mo stretchy="false">∫</mo>
        <mi>v</mi>
      </mrow>
      <mo stretchy="false">⋅</mo>
      <mi mathvariant="italic">du</mi>
    </mrow>
    <annotation encoding="StarMath 5.0">int v cdot du</annotation>
  </semantics>
</math>
</file>